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to" svg:font-family="Loto"/>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var chakra-fonts-heading" svg:font-family="'var chakra-fonts-heading'"/>
  </office:font-face-decls>
  <office:automatic-styles>
    <style:style style:name="P1" style:family="paragraph" style:parent-style-name="Text_20_body">
      <style:paragraph-properties fo:margin-left="0cm" fo:margin-right="0cm" fo:margin-top="0cm" fo:margin-bottom="0.247cm" style:contextual-spacing="false" fo:orphans="2" fo:widows="2" fo:text-indent="0cm" style:auto-text-indent="false" fo:padding="0cm" fo:border="none"/>
    </style:style>
    <style:style style:name="P2" style:family="paragraph" style:parent-style-name="Standard">
      <style:text-properties style:font-name="Loto" fo:font-size="10pt" style:font-size-asian="10pt" style:font-size-complex="10pt"/>
    </style:style>
    <style:style style:name="P3" style:family="paragraph" style:parent-style-name="Heading_20_1">
      <style:text-properties fo:font-variant="normal" fo:text-transform="none" fo:color="#0b0b0b" loext:opacity="100%" style:font-name="var chakra-fonts-heading" fo:font-size="10pt" fo:letter-spacing="normal" fo:font-style="normal" fo:font-weight="bold" style:font-size-asian="10pt" style:font-weight-asian="bold" style:font-size-complex="10pt" style:font-weight-complex="bold" loext:padding="0cm" loext:border="none"/>
    </style:style>
    <style:style style:name="P4" style:family="paragraph" style:parent-style-name="Text_20_body">
      <style:text-properties fo:font-variant="normal" fo:text-transform="none" fo:color="#0b0b0b" loext:opacity="100%" style:font-name="var chakra-fonts-heading" fo:font-size="7pt" fo:letter-spacing="normal" fo:font-style="normal" fo:font-weight="normal" style:font-size-asian="7pt" style:font-weight-asian="normal" style:font-size-complex="7pt" style:font-weight-complex="normal" loext:padding="0cm" loext:border="none"/>
    </style:style>
    <style:style style:name="P5" style:family="paragraph" style:parent-style-name="Text_20_body">
      <style:paragraph-properties fo:margin-left="0cm" fo:margin-right="0cm" fo:margin-top="0cm" fo:margin-bottom="0.247cm" style:contextual-spacing="false" fo:orphans="2" fo:widows="2" fo:text-indent="0cm" style:auto-text-indent="false" fo:padding="0cm" fo:border="none"/>
      <style:text-properties fo:font-variant="normal" fo:text-transform="none" fo:color="#0b0b0b" loext:opacity="100%" style:font-name="Loto"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b0b0b" loext:opacity="100%" style:font-name="Loto" fo:font-size="10pt" fo:letter-spacing="normal" fo:font-style="normal" fo:font-weight="normal" style:font-size-asian="10pt" style:font-size-complex="10pt"/>
    </style:style>
    <style:style style:name="P7" style:family="paragraph" style:parent-style-name="Text_20_body">
      <style:text-properties fo:font-variant="normal" fo:text-transform="none" fo:color="#0b0b0b" loext:opacity="100%" style:font-name="Loto"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247cm" style:contextual-spacing="false" fo:orphans="2" fo:widows="2" fo:text-indent="0cm" style:auto-text-indent="false" fo:padding="0cm" fo:border="none"/>
      <style:text-properties fo:font-variant="normal" fo:text-transform="none" fo:color="#0b0b0b" loext:opacity="100%" style:font-name="Loto" fo:font-size="10pt" fo:letter-spacing="normal" fo:font-style="normal" fo:font-weight="bold" style:font-size-asian="10pt" style:font-weight-asian="bold" style:font-size-complex="10pt" style:font-weight-complex="bold"/>
    </style:style>
    <style:style style:name="P9" style:family="paragraph" style:parent-style-name="Text_20_body">
      <style:paragraph-properties fo:margin-left="0cm" fo:margin-right="0cm" fo:margin-top="0cm" fo:margin-bottom="0.247cm" style:contextual-spacing="false" fo:orphans="2" fo:widows="2" fo:text-indent="0cm" style:auto-text-indent="false" fo:padding="0cm" fo:border="none"/>
      <style:text-properties fo:font-variant="normal" fo:text-transform="none" fo:color="#0b0b0b" loext:opacity="100%" style:font-name="Open Sans" fo:font-size="10pt" fo:letter-spacing="normal" fo:font-style="normal" fo:font-weight="normal" style:font-size-asian="10pt" style:font-size-complex="10pt" loext:padding="0cm" loext:border="none"/>
    </style:style>
    <style:style style:name="P10" style:family="paragraph" style:parent-style-name="Standard">
      <style:text-properties style:font-name="Loto" fo:font-size="10pt" style:font-size-asian="10pt" style:font-size-complex="10pt"/>
    </style:style>
    <style:style style:name="P11" style:family="paragraph" style:parent-style-name="Standard">
      <style:text-properties style:font-name="Loto" fo:font-size="10pt" fo:font-weight="bold" officeooo:rsid="00163492" officeooo:paragraph-rsid="00163492" style:font-size-asian="10pt" style:font-weight-asian="bold" style:font-size-complex="10pt" style:font-weight-complex="bold"/>
    </style:style>
    <style:style style:name="P1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3" style:family="paragraph" style:parent-style-name="Text_20_body" style:list-style-name="L1">
      <style:paragraph-properties fo:margin-top="0cm" fo:margin-bottom="0cm" style:contextual-spacing="false" fo:orphans="2" fo:widows="2" fo:padding="0cm" fo:border="none"/>
    </style:style>
    <style:style style:name="P1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7" style:family="paragraph" style:parent-style-name="Text_20_body">
      <style:text-properties fo:font-variant="normal" fo:text-transform="none" fo:color="#0b0b0b" loext:opacity="100%" style:font-name="Open Sans" fo:font-size="10pt" fo:letter-spacing="normal" fo:font-style="normal" fo:font-weight="normal" style:font-size-asian="10pt" style:font-size-complex="10pt"/>
    </style:style>
    <style:style style:name="P18" style:family="paragraph" style:parent-style-name="Text_20_body">
      <style:paragraph-properties fo:margin-left="0cm" fo:margin-right="0cm" fo:margin-top="0cm" fo:margin-bottom="0.247cm" style:contextual-spacing="false" fo:orphans="2" fo:widows="2" fo:text-indent="0cm" style:auto-text-indent="false" fo:padding="0cm" fo:border="none"/>
      <style:text-properties fo:font-variant="normal" fo:text-transform="none" fo:color="#0b0b0b" loext:opacity="100%" style:font-name="Open Sans" fo:font-size="10pt" fo:letter-spacing="normal" fo:font-style="normal" fo:font-weight="normal" style:font-size-asian="10pt" style:font-size-complex="10pt"/>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b0b0b" loext:opacity="100%" style:font-name="Open Sans" fo:font-size="10pt" fo:letter-spacing="normal" fo:font-style="normal" fo:font-weight="normal" style:font-size-asian="10pt" style:font-size-complex="10pt"/>
    </style:style>
    <style:style style:name="T1" style:family="text">
      <style:text-properties fo:font-variant="normal" fo:text-transform="none" fo:color="#0b0b0b" loext:opacity="100%" style:font-name="Open Sans" fo:font-size="10pt" fo:letter-spacing="normal" fo:font-style="normal" fo:font-weight="bold" style:font-size-asian="10pt" style:font-size-complex="10pt" loext:padding="0cm" loext:border="none"/>
    </style:style>
    <style:style style:name="T2" style:family="text">
      <style:text-properties fo:font-variant="normal" fo:text-transform="none" fo:color="#0b0b0b" loext:opacity="100%" style:font-name="Open Sans" fo:font-size="10pt" fo:letter-spacing="normal" fo:font-style="normal" fo:font-weight="normal" style:font-size-asian="10pt" style:font-size-complex="10pt" loext:padding="0cm" loext:border="none"/>
    </style:style>
    <style:style style:name="T3" style:family="text">
      <style:text-properties fo:font-variant="normal" fo:text-transform="none" fo:color="#0b0b0b" loext:opacity="100%" style:font-name="Loto" fo:font-size="10pt" fo:letter-spacing="normal" fo:font-style="normal" fo:font-weight="normal" style:font-size-asian="10pt" style:font-size-complex="10pt"/>
    </style:style>
    <style:style style:name="T4" style:family="text">
      <style:text-properties fo:font-variant="normal" fo:text-transform="none" fo:color="#0b0b0b" loext:opacity="100%" style:font-name="Loto" fo:font-size="10pt" fo:letter-spacing="normal" fo:font-style="normal" fo:font-weight="normal" style:font-size-asian="10pt" style:font-size-complex="10pt" loext:padding="0cm" loext:border="none"/>
    </style:style>
    <style:style style:name="T5" style:family="text">
      <style:text-properties fo:font-variant="normal" fo:text-transform="none" fo:color="#0b0b0b" loext:opacity="100%" style:font-name="Loto" fo:font-size="10pt" fo:letter-spacing="normal" fo:font-style="normal" fo:font-weight="bold" style:font-size-asian="10pt" style:font-size-complex="10pt" loext:padding="0cm" loext:border="none"/>
    </style:style>
    <style:style style:name="T6" style:family="text">
      <style:text-properties fo:font-variant="normal" fo:text-transform="none" fo:color="#989898" loext:opacity="100%" style:font-name="Loto" fo:font-size="10pt" fo:letter-spacing="normal" fo:font-style="normal" fo:font-weight="normal" style:font-size-asian="10pt" style:font-size-complex="10pt"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convolution is the process of applying a filter (“kernel”) to an image. Max pooling is the process of reducing the size of the image through downsampling.</text:p>
      <text:p text:style-name="P1"><text:span text:style-name="T3">As you will see in the following Colab notebook, convolutional layers can be added to the neural network model using the </text:span><text:span text:style-name="Source_20_Text"><text:span text:style-name="T6">Conv2D</text:span></text:span><text:span text:style-name="T3"> layer type in Keras. This layer is similar to the Dense layer, and has weights and biases that need to be tuned to the right values. The </text:span><text:span text:style-name="Source_20_Text"><text:span text:style-name="T6">Conv2D</text:span></text:span><text:span text:style-name="T3"> layer also has kernels (filters) whose values need to be tuned as well. So, in a </text:span><text:span text:style-name="Source_20_Text"><text:span text:style-name="T6">Conv2D</text:span></text:span><text:span text:style-name="T3"> layer the values inside the filter matrix are the variables that get tuned in order to produce the right output.</text:span></text:p>
      <text:p text:style-name="P5">Here are some of terms that were introduced in this lesson:</text:p>
      <text:list xml:id="list3507126628" text:style-name="L1">
        <text:list-item>
          <text:p text:style-name="P12"><text:span text:style-name="Strong_20_Emphasis"><text:span text:style-name="T5">CNNs:</text:span></text:span><text:span text:style-name="T3"> Convolutional neural network. That is, a network which has at least one convolutional layer. A typical CNN also includes other types of layers, such as pooling layers and dense layers.</text:span></text:p>
        </text:list-item>
      </text:list>
      <text:p text:style-name="P6"/>
      <text:list xml:id="list31103924842674" text:continue-numbering="true" text:style-name="L1">
        <text:list-item>
          <text:p text:style-name="P13"><text:span text:style-name="Strong_20_Emphasis"><text:span text:style-name="T5">Convolution:</text:span></text:span><text:span text:style-name="T3"> The process of applying a kernel (filter) to an image</text:span></text:p>
        </text:list-item>
        <text:list-item>
          <text:p text:style-name="P13"><text:span text:style-name="Strong_20_Emphasis"><text:span text:style-name="T5">Kernel / filter:</text:span></text:span><text:span text:style-name="T3"> A matrix which is smaller than the input, used to transform the input into chunks</text:span></text:p>
        </text:list-item>
        <text:list-item>
          <text:p text:style-name="P13"><text:span text:style-name="Strong_20_Emphasis"><text:span text:style-name="T5">Padding:</text:span></text:span><text:span text:style-name="T3"> Adding pixels of some value, usually 0, around the input image</text:span></text:p>
        </text:list-item>
        <text:list-item>
          <text:p text:style-name="P13"><text:span text:style-name="Strong_20_Emphasis"><text:span text:style-name="T5">Pooling</text:span></text:span><text:span text:style-name="T3"> The process of reducing the size of an image through downsampling.There are several types of pooling layers. For example, average pooling converts many values into a single value by taking the average. However, maxpooling is the most common.</text:span></text:p>
        </text:list-item>
        <text:list-item>
          <text:p text:style-name="P13"><text:span text:style-name="Strong_20_Emphasis"><text:span text:style-name="T5">Maxpooling</text:span></text:span><text:span text:style-name="T3">: A pooling process in which many values are converted into a single value by taking the maximum value from among them.</text:span></text:p>
        </text:list-item>
        <text:list-item>
          <text:p text:style-name="P13"><text:span text:style-name="Strong_20_Emphasis"><text:span text:style-name="T5">Stride:</text:span></text:span><text:span text:style-name="T3"> the number of pixels to slide the kernel (filter) across the image.</text:span></text:p>
        </text:list-item>
        <text:list-item>
          <text:p text:style-name="P13"><text:span text:style-name="Strong_20_Emphasis"><text:span text:style-name="T5">Downsampling:</text:span></text:span><text:span text:style-name="T3"> The act of reducing the size of an image</text:span></text:p>
        </text:list-item>
      </text:list>
      <text:p text:style-name="P2"/>
      <text:p text:style-name="P2"/>
      <text:p text:style-name="P2"/>
      <text:h text:style-name="P3" text:outline-level="1">Other Techniques to Prevent Overfitting</text:h>
      <text:p text:style-name="P4">https://hackernoon.com/memorizing-is-not-learning-6-tricks-to-prevent-overfitting-in-machine-learning-820b091dc42</text:p>
      <text:p text:style-name="P9">In this lesson we saw three different techniques to prevent overfitting:</text:p>
      <text:p text:style-name="P9"/>
      <text:list xml:id="list273470046" text:style-name="L2">
        <text:list-item>
          <text:p text:style-name="P14"><text:span text:style-name="Strong_20_Emphasis"><text:span text:style-name="T1">Early Stopping</text:span></text:span><text:span text:style-name="T2">: In this method, we track the loss on the validation set during the training phase and use it to determine when to stop training such that the model is accurate but not overfitting.</text:span></text:p>
        </text:list-item>
        <text:list-item>
          <text:p text:style-name="P14"><text:span text:style-name="Strong_20_Emphasis"><text:span text:style-name="T1">Image Augmentation</text:span></text:span><text:span text:style-name="T2">: Artificially boosting the number of images in our training set by applying random image transformations to the existing images in the training set.</text:span></text:p>
        </text:list-item>
        <text:list-item>
          <text:p text:style-name="P14"><text:span text:style-name="Strong_20_Emphasis"><text:span text:style-name="T1">Dropout</text:span></text:span><text:span text:style-name="T2">: Removing a random selection of a fixed number of neurons in a neural network during training.</text:span></text:p>
        </text:list-item>
      </text:list>
      <text:p text:style-name="P9">However, these are not the only techniques available to prevent overfitting. You can read more about these and other techniques in the link below:</text:p>
      <text:p text:style-name="P2"/>
      <text:p text:style-name="P2"/>
      <text:p text:style-name="P7">CNNs with RGB Images of Different Sizes:</text:p>
      <text:list xml:id="list4174281810" text:style-name="L3">
        <text:list-item>
          <text:p text:style-name="P15"><text:span text:style-name="Strong_20_Emphasis"><text:span text:style-name="T5">Resizing</text:span></text:span><text:span text:style-name="T3">: When working with images of different sizes, you must resize all the images to the same size so that they can be fed into a CNN.</text:span></text:p>
        </text:list-item>
        <text:list-item>
          <text:p text:style-name="P15"><text:span text:style-name="Strong_20_Emphasis"><text:span text:style-name="T5">Color Images</text:span></text:span><text:span text:style-name="T3">: Computers interpret color images as 3D arrays.</text:span></text:p>
        </text:list-item>
        <text:list-item>
          <text:p text:style-name="P15"><text:span text:style-name="Strong_20_Emphasis"><text:span text:style-name="T5">RGB Image</text:span></text:span><text:span text:style-name="T3">: Color image composed of 3 color channels: Red, Green, and Blue.</text:span></text:p>
        </text:list-item>
        <text:list-item>
          <text:p text:style-name="P15"><text:span text:style-name="Strong_20_Emphasis"><text:span text:style-name="T5">Convolutions</text:span></text:span><text:span text:style-name="T3">: When working with RGB images we convolve each color channel with its own convolutional filter. Convolutions on each color channel are performed in the same way as with </text:span><text:soft-page-break/><text:span text:style-name="T3">grayscale images, </text:span><text:span text:style-name="Emphasis"><text:span text:style-name="T4">i.e.</text:span></text:span><text:span text:style-name="T3"> by performing element-wise multiplication of the convolutional filter (kernel) and a section of the input array. The result of each convolution is added up together with a bias value to get the convoluted output.</text:span></text:p>
        </text:list-item>
        <text:list-item>
          <text:p text:style-name="P15"><text:span text:style-name="Strong_20_Emphasis"><text:span text:style-name="T5">Max Pooling</text:span></text:span><text:span text:style-name="T3">: When working with RGB images we perform max pooling on each color channel using the same window size and stride. Max pooling on each color channel is performed in the same way as with grayscale images, </text:span><text:span text:style-name="Emphasis"><text:span text:style-name="T4">i.e.</text:span></text:span><text:span text:style-name="T3"> by selecting the max value in each window.</text:span></text:p>
        </text:list-item>
        <text:list-item>
          <text:p text:style-name="P15"><text:span text:style-name="Strong_20_Emphasis"><text:span text:style-name="T5">Validation Set</text:span></text:span><text:span text:style-name="T3">: We use a validation set to check how the model is doing during the training phase. Validation sets can be used to perform Early Stopping to prevent overfitting and can also be used to help us compare different models and choose the best one.</text:span></text:p>
        </text:list-item>
      </text:list>
      <text:p text:style-name="P5"/>
      <text:p text:style-name="P8">Methods to Prevent Overfitting:</text:p>
      <text:p text:style-name="P5"/>
      <text:list xml:id="list194375810" text:style-name="L4">
        <text:list-item>
          <text:p text:style-name="P16"><text:span text:style-name="Strong_20_Emphasis"><text:span text:style-name="T5">Early Stopping</text:span></text:span><text:span text:style-name="T3">: In this method, we track the loss on the validation set during the training phase and use it to determine when to stop training such that the model is accurate but not overfitting.</text:span></text:p>
        </text:list-item>
        <text:list-item>
          <text:p text:style-name="P16"><text:span text:style-name="Strong_20_Emphasis"><text:span text:style-name="T5">Image Augmentation</text:span></text:span><text:span text:style-name="T3">: Artificially boosting the number of images in our training set by applying random image transformations to the existing images in the training set.</text:span></text:p>
        </text:list-item>
        <text:list-item>
          <text:p text:style-name="P16"><text:span text:style-name="Strong_20_Emphasis"><text:span text:style-name="T5">Dropout</text:span></text:span><text:span text:style-name="T3">: Removing a random selection of a fixed number of neurons in a neural network during training.</text:span></text:p>
        </text:list-item>
      </text:list>
      <text:p text:style-name="P6">You also created and trained a Convolutional Neural Network to classify images of Dogs and Cats with and without Image Augmentation and Dropout. You were able to see that Image Augmentation and Dropout greatly reduces overfitting and improves accuracy. As an exercise, you were able to apply everything you learned in this lesson to create your own CNN to classify images of flowers.</text:p>
      <text:p text:style-name="P2"/>
      <text:p text:style-name="P2"/>
      <text:p text:style-name="P11">LSTM Vs Simple RNN</text:p>
      <text:p text:style-name="P2"/>
      <text:p text:style-name="P17">Simple RNNs are not always enough when working with text data. Longer sequences, such as a paragraph, often are difficult to handle, as the simple RNN structure loses information about previous inputs fairly quickly.</text:p>
      <text:p text:style-name="P18">Long Short-Term Memory models, or LSTMs, help resolve this by keeping a “cell state” across time. These include a “forget gate”, where the cell can choose whether to keep or forget certain words to carry forward in the sequence.</text:p>
      <text:p text:style-name="P19">Another interesting aspect of LSTMs is that they can be bidirectional, meaning that information can be passed both forward (later in the text sequence) and backward (earlier in the text sequenc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to" svg:font-family="Loto"/>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var chakra-fonts-heading" svg:font-family="'var chakra-fonts-heading'"/>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5:11:12.473582569</meta:creation-date>
    <meta:generator>LibreOffice/7.3.7.2$Linux_X86_64 LibreOffice_project/30$Build-2</meta:generator>
    <dc:date>2023-12-20T03:11:01.017973069</dc:date>
    <meta:editing-duration>PT5M11S</meta:editing-duration>
    <meta:editing-cycles>8</meta:editing-cycles>
    <meta:document-statistic meta:table-count="0" meta:image-count="0" meta:object-count="0" meta:page-count="2" meta:paragraph-count="34" meta:word-count="886" meta:character-count="5259" meta:non-whitespace-character-count="4427"/>
  </office:meta>
</office:document-meta>
</file>